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3">
      <style:paragraph-properties fo:text-align="start" style:justify-single-word="false"/>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03/08/2007</text:p>
      <text:p text:style-name="P1">CSE 123B: Networking</text:p>
      <text:p text:style-name="P2">Chord Paper</text:p>
      <text:p text:style-name="P3"/>
      <text:p text:style-name="P4">Three most important things the paper says:</text:p>
      <text:list text:style-name="L1">
        <text:list-item>
          <text:p text:style-name="P5">Offering a generic key distributed lookup service without enforcing policy allows many applications and other services to be built on top of Chord rather than each having to define its own lookup mechanisms.</text:p>
        </text:list-item>
      </text:list>
      <text:p text:style-name="P3"/>
      <text:list text:style-name="L2">
        <text:list-item>
          <text:p text:style-name="P6">There is no single point of failure because no node is more important than any other. In addition scalability is maintained because nodes don't have to know about every other node in the system, but rather only a small subset of them.</text:p>
        </text:list-item>
      </text:list>
      <text:p text:style-name="P3"/>
      <text:list text:style-name="L3">
        <text:list-item>
          <text:p text:style-name="P7">Provable correctness and performance. The designers of Chord backs up the ambitious</text:p>
          <text:p text:style-name="P7">claims they make with detailed mathematical proofs and graph benchmarks.</text:p>
        </text:list-item>
      </text:list>
      <text:p text:style-name="P3"/>
      <text:p text:style-name="P4">Most glaring problem with the paper:</text:p>
      <text:p text:style-name="P3">The paper doesn't seem to address the question of a malicious node. That is to say what happens when a node malfunctions or is purposefully setup to the harm the network and causes all sorts of breaks and tears in the normal ring architechture.</text:p>
      <text:p text:style-name="P3"/>
      <text:p text:style-name="P4">Conclusion about building robust and scalable networks and networked systems:</text:p>
      <text:p text:style-name="P3">Using a consistent algorithm to decide things like successor node information for routing can go a long way. It reduces the need for complicated data structures and lightens the amount of data tracking and synchronization that must constantly occur in the background to maintain a stable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Nimbus Sans 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3-08T11:08:10</meta:creation-date>
    <dc:date>2007-03-08T11:57:14</dc:date>
    <dc:language>en-US</dc:language>
    <meta:editing-cycles>15</meta:editing-cycles>
    <meta:user-defined meta:name="Info 1"/>
    <meta:user-defined meta:name="Info 2"/>
    <meta:user-defined meta:name="Info 3"/>
    <meta:user-defined meta:name="Info 4"/>
    <meta:document-statistic meta:table-count="0" meta:image-count="0" meta:object-count="0" meta:page-count="1" meta:paragraph-count="18" meta:word-count="221" meta:character-count="1342"/>
  </office:meta>
</office:document-meta>
</file>